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649" officeooo:paragraph-rsid="0015b649"/>
    </style:style>
    <style:style style:name="P2" style:family="paragraph" style:parent-style-name="Standard">
      <style:text-properties officeooo:rsid="0017bab1" officeooo:paragraph-rsid="0017bab1"/>
    </style:style>
    <style:style style:name="P3" style:family="paragraph" style:parent-style-name="Standard">
      <style:text-properties officeooo:rsid="0017bab1" officeooo:paragraph-rsid="0017bab1"/>
    </style:style>
    <style:style style:name="P4" style:family="paragraph" style:parent-style-name="Standard">
      <style:text-properties officeooo:rsid="0015b649" officeooo:paragraph-rsid="0015b649"/>
    </style:style>
    <style:style style:name="P5" style:family="paragraph" style:parent-style-name="Standard">
      <style:text-properties officeooo:rsid="00186ee6" officeooo:paragraph-rsid="00186ee6"/>
    </style:style>
    <style:style style:name="P6" style:family="paragraph" style:parent-style-name="Standard">
      <style:text-properties officeooo:rsid="00188531" officeooo:paragraph-rsid="0017bab1"/>
    </style:style>
    <style:style style:name="T1" style:family="text">
      <style:text-properties officeooo:rsid="0017a361"/>
    </style:style>
    <style:style style:name="T2" style:family="text">
      <style:text-properties officeooo:rsid="00186e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ic Volume Equalizer</text:p>
      <text:p text:style-name="P1">About</text:p>
      <text:p text:style-name="P5"/>
      <text:p text:style-name="P1"/>
      <text:p text:style-name="P1">How to:</text:p>
      <text:p text:style-name="P1">1. Upload your audio files to our cloud storage. </text:p>
      <text:p text:style-name="P1">2. Select your wished volume (the standard value is 89 db)</text:p>
      <text:p text:style-name="P1">3. Run the Equalizer.</text:p>
      <text:p text:style-name="P1">4. Download your files.</text:p>
      <text:p text:style-name="P1"/>
      <text:p text:style-name="P1">FAQ:</text:p>
      <text:p text:style-name="P1"/>
      <text:p text:style-name="P1">Which audio formats are supported by Music Volume Equalizer Online ? (MVEO)</text:p>
      <text:p text:style-name="P1"/>
      <text:p text:style-name="P1">For our beta version we support only .mp3 format. The next release <text:span text:style-name="T1">will support a wide range of formats like (ogg, wav, mp4, aac... etc.).</text:span></text:p>
      <text:p text:style-name="P1"/>
      <text:p text:style-name="P2">How many files can I upload ?</text:p>
      <text:p text:style-name="P2"/>
      <text:p text:style-name="P2">Currently the number of files are limit to 5 files for free use. </text:p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0:50:04.681979922</meta:creation-date>
    <dc:date>2015-06-20T15:48:10.223571860</dc:date>
    <meta:editing-duration>PT6M4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92" meta:character-count="496" meta:non-whitespace-character-count="414"/>
  </office:meta>
</office:document-meta>
</file>